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10pt" officeooo:rsid="004a81e7" officeooo:paragraph-rsid="00210036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Arial" fo:font-size="7pt" officeooo:rsid="004a81e7" officeooo:paragraph-rsid="00210036" style:font-size-asian="7pt" style:font-size-complex="7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officeooo:rsid="000ee603" officeooo:paragraph-rsid="000ee603"/>
    </style:style>
    <style:style style:name="P5" style:family="paragraph" style:parent-style-name="Standard">
      <style:text-properties officeooo:rsid="000ee603" officeooo:paragraph-rsid="00111014"/>
    </style:style>
    <style:style style:name="P6" style:family="paragraph" style:parent-style-name="Standard">
      <style:text-properties officeooo:rsid="000ee603" officeooo:paragraph-rsid="0011ec56"/>
    </style:style>
    <style:style style:name="P7" style:family="paragraph" style:parent-style-name="Standard">
      <style:text-properties officeooo:paragraph-rsid="0011ec56"/>
    </style:style>
    <style:style style:name="P8" style:family="paragraph" style:parent-style-name="Standard">
      <style:text-properties officeooo:rsid="0013dc36" officeooo:paragraph-rsid="0013dc36"/>
    </style:style>
    <style:style style:name="P9" style:family="paragraph" style:parent-style-name="Standard">
      <style:text-properties officeooo:paragraph-rsid="0016031c"/>
    </style:style>
    <style:style style:name="P10" style:family="paragraph" style:parent-style-name="Standard">
      <style:text-properties officeooo:rsid="0016031c" officeooo:paragraph-rsid="0016031c"/>
    </style:style>
    <style:style style:name="P11" style:family="paragraph" style:parent-style-name="Standard">
      <style:text-properties officeooo:rsid="001788ab" officeooo:paragraph-rsid="001788ab"/>
    </style:style>
    <style:style style:name="P12" style:family="paragraph" style:parent-style-name="Standard">
      <style:text-properties officeooo:paragraph-rsid="0018aae4"/>
    </style:style>
    <style:style style:name="P13" style:family="paragraph" style:parent-style-name="Standard">
      <style:text-properties officeooo:rsid="0018aae4" officeooo:paragraph-rsid="0018aae4"/>
    </style:style>
    <style:style style:name="P14" style:family="paragraph" style:parent-style-name="Standard">
      <style:text-properties officeooo:paragraph-rsid="00193847"/>
    </style:style>
    <style:style style:name="P15" style:family="paragraph" style:parent-style-name="Standard">
      <style:text-properties officeooo:paragraph-rsid="00196f66"/>
    </style:style>
    <style:style style:name="P16" style:family="paragraph" style:parent-style-name="Standard">
      <style:text-properties officeooo:rsid="0019c8b3" officeooo:paragraph-rsid="0019c8b3"/>
    </style:style>
    <style:style style:name="P17" style:family="paragraph" style:parent-style-name="Standard">
      <style:text-properties style:font-name="Liberation Serif" fo:font-size="12pt" officeooo:rsid="00193847" officeooo:paragraph-rsid="001c97ba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193847" officeooo:paragraph-rsid="001d07cd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193847" officeooo:paragraph-rsid="001e3685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1d07cd" officeooo:paragraph-rsid="001d07cd" style:font-size-asian="12pt" style:font-size-complex="12pt"/>
    </style:style>
    <style:style style:name="P21" style:family="paragraph" style:parent-style-name="Standard">
      <style:text-properties officeooo:rsid="001ddeed" officeooo:paragraph-rsid="001ddeed"/>
    </style:style>
    <style:style style:name="P22" style:family="paragraph" style:parent-style-name="Standard">
      <style:text-properties officeooo:rsid="001e3685" officeooo:paragraph-rsid="001e3685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text-properties fo:font-style="normal" officeooo:rsid="0013dc36" officeooo:paragraph-rsid="0013dc36" style:font-style-asian="normal" style:font-style-complex="normal"/>
    </style:style>
    <style:style style:name="P25" style:family="paragraph" style:parent-style-name="Standard">
      <style:text-properties fo:font-style="normal" officeooo:rsid="0013dc36" officeooo:paragraph-rsid="0023d458" style:font-style-asian="normal" style:font-style-complex="normal"/>
    </style:style>
    <style:style style:name="P26" style:family="paragraph" style:parent-style-name="Standard">
      <style:text-properties fo:font-style="normal" officeooo:rsid="0014fbf5" officeooo:paragraph-rsid="0014fbf5" style:font-style-asian="normal" style:font-style-complex="normal"/>
    </style:style>
    <style:style style:name="P27" style:family="paragraph" style:parent-style-name="Standard">
      <style:text-properties fo:font-size="12pt" officeooo:rsid="00193847" officeooo:paragraph-rsid="00193847" style:font-size-asian="12pt" style:font-size-complex="12pt"/>
    </style:style>
    <style:style style:name="P28" style:family="paragraph" style:parent-style-name="Standard">
      <style:text-properties fo:font-size="12pt" officeooo:rsid="00196f66" officeooo:paragraph-rsid="00196f66" style:font-size-asian="12pt" style:font-size-complex="12pt"/>
    </style:style>
    <style:style style:name="P29" style:family="paragraph" style:parent-style-name="Standard">
      <style:text-properties fo:font-size="12pt" officeooo:rsid="0019c8b3" officeooo:paragraph-rsid="0019c8b3" style:font-size-asian="12pt" style:font-size-complex="12pt"/>
    </style:style>
    <style:style style:name="P30" style:family="paragraph" style:parent-style-name="Standard">
      <style:text-properties fo:font-size="12pt" officeooo:rsid="001a0b53" officeooo:paragraph-rsid="001a0b53" style:font-size-asian="12pt" style:font-size-complex="12pt"/>
    </style:style>
    <style:style style:name="P31" style:family="paragraph" style:parent-style-name="Standard">
      <style:text-properties fo:font-size="12pt" officeooo:rsid="001d07cd" officeooo:paragraph-rsid="001d07cd" style:font-size-asian="12pt" style:font-size-complex="12pt"/>
    </style:style>
    <style:style style:name="P32" style:family="paragraph" style:parent-style-name="Standard">
      <style:text-properties fo:font-size="12pt" officeooo:rsid="001ddeed" officeooo:paragraph-rsid="001ddeed" style:font-size-asian="12pt" style:font-size-complex="12pt"/>
    </style:style>
    <style:style style:name="P33" style:family="paragraph" style:parent-style-name="Standard">
      <style:text-properties fo:font-size="12pt" fo:font-style="normal" officeooo:rsid="001ddeed" officeooo:paragraph-rsid="001ddeed" style:font-size-asian="12pt" style:font-style-asian="normal" style:font-size-complex="12pt" style:font-style-complex="normal"/>
    </style:style>
    <style:style style:name="P34" style:family="paragraph" style:parent-style-name="Standard">
      <style:text-properties fo:font-size="12pt" fo:font-style="normal" officeooo:rsid="001f5b99" officeooo:paragraph-rsid="001f5b99" style:font-size-asian="12pt" style:font-style-asian="normal" style:font-size-complex="12pt" style:font-style-complex="normal"/>
    </style:style>
    <style:style style:name="P35" style:family="paragraph" style:parent-style-name="Standard">
      <style:text-properties officeooo:paragraph-rsid="0023d458"/>
    </style:style>
    <style:style style:name="P36" style:family="paragraph" style:parent-style-name="Standard">
      <style:text-properties officeooo:paragraph-rsid="00210036"/>
    </style:style>
    <style:style style:name="P37" style:family="paragraph" style:parent-style-name="Standard">
      <style:text-properties officeooo:rsid="0026f13f" officeooo:paragraph-rsid="0026f13f"/>
    </style:style>
    <style:style style:name="P38" style:family="paragraph" style:parent-style-name="Standard">
      <style:text-properties fo:font-size="12pt" officeooo:rsid="001788ab" officeooo:paragraph-rsid="0018aae4" style:font-size-asian="12pt" style:font-size-complex="12pt"/>
    </style:style>
    <style:style style:name="P39" style:family="paragraph" style:parent-style-name="Standard">
      <style:text-properties fo:font-size="12pt" officeooo:rsid="001788ab" officeooo:paragraph-rsid="001788ab" style:font-size-asian="12pt" style:font-size-complex="12pt"/>
    </style:style>
    <style:style style:name="P40" style:family="paragraph" style:parent-style-name="Standard">
      <style:text-properties fo:font-size="12pt" officeooo:rsid="001a0b53" officeooo:paragraph-rsid="001a0b53" style:font-size-asian="12pt" style:font-size-complex="12pt"/>
    </style:style>
    <style:style style:name="P41" style:family="paragraph" style:parent-style-name="Standard">
      <style:text-properties fo:font-size="12pt" officeooo:rsid="00364b35" officeooo:paragraph-rsid="00364b35" style:font-size-asian="12pt" style:font-size-complex="12pt"/>
    </style:style>
    <style:style style:name="P42" style:family="paragraph" style:parent-style-name="Standard">
      <style:text-properties fo:font-size="12pt" officeooo:rsid="0019c8b3" officeooo:paragraph-rsid="0019c8b3" style:font-size-asian="12pt" style:font-size-complex="12pt"/>
    </style:style>
    <style:style style:name="P43" style:family="paragraph" style:parent-style-name="Standard">
      <style:text-properties fo:font-size="12pt" officeooo:rsid="001d07cd" officeooo:paragraph-rsid="001d07cd" style:font-size-asian="12pt" style:font-size-complex="12pt"/>
    </style:style>
    <style:style style:name="P44" style:family="paragraph" style:parent-style-name="Standard">
      <style:text-properties fo:font-size="12pt" fo:font-style="normal" officeooo:rsid="001ddeed" officeooo:paragraph-rsid="001ddeed" style:font-size-asian="12pt" style:font-style-asian="normal" style:font-size-complex="12pt" style:font-style-complex="normal"/>
    </style:style>
    <style:style style:name="P45" style:family="paragraph" style:parent-style-name="Standard">
      <style:text-properties fo:font-size="12pt" fo:font-style="normal" officeooo:rsid="002e7a0f" officeooo:paragraph-rsid="003a0d0d" style:font-size-asian="12pt" style:font-style-asian="normal" style:font-size-complex="12pt" style:font-style-complex="normal"/>
    </style:style>
    <style:style style:name="P46" style:family="paragraph" style:parent-style-name="Standard">
      <style:text-properties fo:font-size="12pt" fo:font-style="normal" officeooo:rsid="00210036" officeooo:paragraph-rsid="00210036" style:font-size-asian="12pt" style:font-style-asian="normal" style:font-size-complex="12pt" style:font-style-complex="normal"/>
    </style:style>
    <style:style style:name="P47" style:family="paragraph" style:parent-style-name="Standard">
      <style:text-properties fo:font-size="12pt" fo:font-style="normal" officeooo:rsid="003a8bb2" officeooo:paragraph-rsid="003a8bb2" style:font-size-asian="12pt" style:font-style-asian="normal" style:font-size-complex="12pt" style:font-style-complex="normal"/>
    </style:style>
    <style:style style:name="P48" style:family="paragraph" style:parent-style-name="Standard">
      <style:text-properties fo:font-size="12pt" fo:font-style="normal" officeooo:rsid="003a8bb2" officeooo:paragraph-rsid="003d5c4f" style:font-size-asian="12pt" style:font-style-asian="normal" style:font-size-complex="12pt" style:font-style-complex="normal"/>
    </style:style>
    <style:style style:name="P49" style:family="paragraph" style:parent-style-name="Standard">
      <style:text-properties officeooo:rsid="0018aae4" officeooo:paragraph-rsid="0018aae4"/>
    </style:style>
    <style:style style:name="P50" style:family="paragraph" style:parent-style-name="Standard">
      <style:text-properties fo:font-style="normal" officeooo:rsid="0014fbf5" officeooo:paragraph-rsid="0014fbf5" style:font-style-asian="normal" style:font-style-complex="normal"/>
    </style:style>
    <style:style style:name="P51" style:family="paragraph" style:parent-style-name="Standard">
      <style:paragraph-properties fo:text-align="center" style:justify-single-word="false"/>
      <style:text-properties fo:font-style="normal" officeooo:rsid="003484a7" officeooo:paragraph-rsid="003484a7" style:font-style-asian="normal" style:font-style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style="normal" officeooo:rsid="00364b35" officeooo:paragraph-rsid="003a0d0d" style:font-size-asian="14pt" style:font-style-asian="normal" style:font-size-complex="14pt" style:font-style-complex="normal"/>
    </style:style>
    <style:style style:name="P53" style:family="paragraph" style:parent-style-name="Standard">
      <style:paragraph-properties fo:text-align="center" style:justify-single-word="false"/>
      <style:text-properties fo:font-size="14pt" officeooo:rsid="00364b35" officeooo:paragraph-rsid="00364b35" style:font-size-asian="14pt" style:font-size-complex="14pt"/>
    </style:style>
    <style:style style:name="P54" style:family="paragraph" style:parent-style-name="Standard">
      <style:paragraph-properties fo:text-align="center" style:justify-single-word="false"/>
      <style:text-properties officeooo:rsid="000ee603" officeooo:paragraph-rsid="0011ec56"/>
    </style:style>
    <style:style style:name="P55" style:family="paragraph" style:parent-style-name="Standard">
      <style:text-properties officeooo:rsid="000ee603" officeooo:paragraph-rsid="0011ec56"/>
    </style:style>
    <style:style style:name="P56" style:family="paragraph" style:parent-style-name="Standard">
      <style:text-properties officeooo:rsid="0013dc36" officeooo:paragraph-rsid="0013dc36"/>
    </style:style>
    <style:style style:name="P57" style:family="paragraph" style:parent-style-name="Standard">
      <style:text-properties officeooo:rsid="001788ab" officeooo:paragraph-rsid="001788ab"/>
    </style:style>
    <style:style style:name="P58" style:family="paragraph" style:parent-style-name="Standard">
      <style:text-properties officeooo:rsid="001788ab" officeooo:paragraph-rsid="0037550f"/>
    </style:style>
    <style:style style:name="P59" style:family="paragraph" style:parent-style-name="Standard">
      <style:text-properties officeooo:paragraph-rsid="0019c8b3"/>
    </style:style>
    <style:style style:name="P60" style:family="paragraph" style:parent-style-name="Standard">
      <style:paragraph-properties fo:text-align="center" style:justify-single-word="false"/>
      <style:text-properties officeooo:paragraph-rsid="00364b35"/>
    </style:style>
    <style:style style:name="P61" style:family="paragraph" style:parent-style-name="Standard">
      <style:text-properties style:font-name="Liberation Serif" fo:font-size="12pt" officeooo:rsid="00193847" officeooo:paragraph-rsid="001d07cd" style:font-size-asian="12pt" style:font-size-complex="12pt"/>
    </style:style>
    <style:style style:name="P62" style:family="paragraph" style:parent-style-name="Standard">
      <style:paragraph-properties fo:text-align="center" style:justify-single-word="false"/>
      <style:text-properties style:font-name="Liberation Serif" fo:font-size="14pt" fo:font-style="normal" officeooo:rsid="00364b35" officeooo:paragraph-rsid="00368827" style:font-size-asian="14pt" style:font-style-asian="normal" style:font-size-complex="14pt" style:font-style-complex="normal"/>
    </style:style>
    <style:style style:name="P63" style:family="paragraph" style:parent-style-name="Standard">
      <style:text-properties officeooo:rsid="00193847" officeooo:paragraph-rsid="0037550f"/>
    </style:style>
    <style:style style:name="P64" style:family="paragraph" style:parent-style-name="Standard">
      <style:text-properties officeooo:rsid="00193847" officeooo:paragraph-rsid="00391274"/>
    </style:style>
    <style:style style:name="P65" style:family="paragraph" style:parent-style-name="Standard">
      <style:text-properties officeooo:paragraph-rsid="0016031c"/>
    </style:style>
    <style:style style:name="P66" style:family="paragraph" style:parent-style-name="Standard">
      <style:text-properties officeooo:paragraph-rsid="00196f66"/>
    </style:style>
    <style:style style:name="P67" style:family="paragraph" style:parent-style-name="Standard">
      <style:text-properties officeooo:paragraph-rsid="003a0d0d"/>
    </style:style>
    <style:style style:name="P68" style:family="paragraph" style:parent-style-name="Standard">
      <style:text-properties officeooo:paragraph-rsid="003a8bb2"/>
    </style:style>
    <style:style style:name="P69" style:family="paragraph" style:parent-style-name="Standard">
      <style:text-properties officeooo:rsid="003bc545" officeooo:paragraph-rsid="003bc545"/>
    </style:style>
    <style:style style:name="P70" style:family="paragraph" style:parent-style-name="Standard">
      <style:text-properties officeooo:rsid="003d5c4f" officeooo:paragraph-rsid="003d5c4f"/>
    </style:style>
    <style:style style:name="T1" style:family="text">
      <style:text-properties officeooo:rsid="006f9af8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ee603" style:font-size-asian="14pt" style:font-size-complex="14pt"/>
    </style:style>
    <style:style style:name="T4" style:family="text">
      <style:text-properties fo:font-size="14pt" officeooo:rsid="00210036" style:font-size-asian="14pt" style:font-size-complex="14pt"/>
    </style:style>
    <style:style style:name="T5" style:family="text">
      <style:text-properties fo:font-size="14pt" officeooo:rsid="0012b962" style:font-size-asian="14pt" style:font-size-complex="14pt"/>
    </style:style>
    <style:style style:name="T6" style:family="text">
      <style:text-properties fo:font-size="14pt" officeooo:rsid="0036ac63" style:font-size-asian="14pt" style:font-size-complex="14pt"/>
    </style:style>
    <style:style style:name="T7" style:family="text">
      <style:text-properties fo:font-size="14pt" fo:font-style="normal" style:font-size-asian="14pt" style:font-style-asian="normal" style:font-size-complex="14pt" style:font-style-complex="normal"/>
    </style:style>
    <style:style style:name="T8" style:family="text">
      <style:text-properties fo:font-size="14pt" fo:font-style="normal" officeooo:rsid="001ddeed" style:font-size-asian="14pt" style:font-style-asian="normal" style:font-size-complex="14pt" style:font-style-complex="normal"/>
    </style:style>
    <style:style style:name="T9" style:family="text">
      <style:text-properties officeooo:rsid="0011ec56"/>
    </style:style>
    <style:style style:name="T10" style:family="text">
      <style:text-properties officeooo:rsid="0012b962"/>
    </style:style>
    <style:style style:name="T11" style:family="text">
      <style:text-properties officeooo:rsid="0013dc36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6031c" style:font-style-asian="normal" style:font-style-complex="normal"/>
    </style:style>
    <style:style style:name="T14" style:family="text">
      <style:text-properties officeooo:rsid="0014fbf5"/>
    </style:style>
    <style:style style:name="T15" style:family="text">
      <style:text-properties officeooo:rsid="0016031c"/>
    </style:style>
    <style:style style:name="T16" style:family="text">
      <style:text-properties officeooo:rsid="001788ab"/>
    </style:style>
    <style:style style:name="T17" style:family="text">
      <style:text-properties style:text-line-through-style="none" style:text-line-through-type="none" style:font-name="Liberation Serif" fo:font-size="12pt" officeooo:rsid="00196f66" style:font-size-asian="12pt" style:font-size-complex="12pt"/>
    </style:style>
    <style:style style:name="T18" style:family="text">
      <style:text-properties style:text-line-through-style="none" style:text-line-through-type="none" style:font-name="Liberation Serif" fo:font-size="12pt" officeooo:rsid="0019c8b3" style:font-size-asian="12pt" style:font-size-complex="12pt"/>
    </style:style>
    <style:style style:name="T19" style:family="text">
      <style:text-properties style:text-line-through-style="none" style:text-line-through-type="none" style:font-name="Liberation Serif" fo:font-size="14pt" officeooo:rsid="00364b35" style:font-size-asian="14pt" style:font-size-complex="14pt"/>
    </style:style>
    <style:style style:name="T20" style:family="text">
      <style:text-properties officeooo:rsid="0018aae4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1788ab" style:font-size-asian="12pt" style:font-size-complex="12pt"/>
    </style:style>
    <style:style style:name="T23" style:family="text">
      <style:text-properties fo:font-size="12pt" officeooo:rsid="00193847" style:font-size-asian="12pt" style:font-size-complex="12pt"/>
    </style:style>
    <style:style style:name="T24" style:family="text">
      <style:text-properties fo:font-size="12pt" officeooo:rsid="001a0b53" style:font-size-asian="12pt" style:font-size-complex="12pt"/>
    </style:style>
    <style:style style:name="T25" style:family="text">
      <style:text-properties fo:font-size="12pt" officeooo:rsid="001e3685" style:font-size-asian="12pt" style:font-size-complex="12pt"/>
    </style:style>
    <style:style style:name="T26" style:family="text">
      <style:text-properties fo:font-size="12pt" officeooo:rsid="00391274" style:font-size-asian="12pt" style:font-size-complex="12pt"/>
    </style:style>
    <style:style style:name="T27" style:family="text">
      <style:text-properties fo:font-size="12pt" fo:font-style="normal" style:font-size-asian="12pt" style:font-style-asian="normal" style:font-size-complex="12pt" style:font-style-complex="normal"/>
    </style:style>
    <style:style style:name="T28" style:family="text">
      <style:text-properties fo:font-size="12pt" fo:font-style="normal" officeooo:rsid="001e3685" style:font-size-asian="12pt" style:font-style-asian="normal" style:font-size-complex="12pt" style:font-style-complex="normal"/>
    </style:style>
    <style:style style:name="T29" style:family="text">
      <style:text-properties fo:font-size="12pt" fo:font-style="normal" officeooo:rsid="001ddeed" style:font-size-asian="12pt" style:font-style-asian="normal" style:font-size-complex="12pt" style:font-style-complex="normal"/>
    </style:style>
    <style:style style:name="T30" style:family="text">
      <style:text-properties fo:font-size="12pt" fo:font-style="normal" officeooo:rsid="002bae4c" style:font-size-asian="12pt" style:font-style-asian="normal" style:font-size-complex="12pt" style:font-style-complex="normal"/>
    </style:style>
    <style:style style:name="T31" style:family="text">
      <style:text-properties fo:font-size="12pt" fo:font-style="normal" officeooo:rsid="00368827" style:font-size-asian="12pt" style:font-style-asian="normal" style:font-size-complex="12pt" style:font-style-complex="normal"/>
    </style:style>
    <style:style style:name="T32" style:family="text">
      <style:text-properties fo:font-size="12pt" fo:font-style="normal" officeooo:rsid="003a8bb2" style:font-size-asian="12pt" style:font-style-asian="normal" style:font-size-complex="12pt" style:font-style-complex="normal"/>
    </style:style>
    <style:style style:name="T33" style:family="text">
      <style:text-properties fo:font-size="12pt" fo:font-style="normal" officeooo:rsid="003a0d0d" style:font-size-asian="12pt" style:font-style-asian="normal" style:font-size-complex="12pt" style:font-style-complex="normal"/>
    </style:style>
    <style:style style:name="T34" style:family="text">
      <style:text-properties fo:font-size="12pt" fo:font-style="normal" officeooo:rsid="002e7a0f" style:font-size-asian="12pt" style:font-style-asian="normal" style:font-size-complex="12pt" style:font-style-complex="normal"/>
    </style:style>
    <style:style style:name="T35" style:family="text">
      <style:text-properties fo:font-size="12pt" style:text-underline-style="solid" style:text-underline-width="auto" style:text-underline-color="font-color" officeooo:rsid="00193847" style:font-size-asian="12pt" style:font-size-complex="12pt"/>
    </style:style>
    <style:style style:name="T36" style:family="text">
      <style:text-properties style:font-name="Liberation Serif" fo:font-size="12pt" style:font-size-asian="12pt" style:font-size-complex="12pt"/>
    </style:style>
    <style:style style:name="T37" style:family="text">
      <style:text-properties style:font-name="Liberation Serif" fo:font-size="12pt" officeooo:rsid="00196f66" style:font-size-asian="12pt" style:font-size-complex="12pt"/>
    </style:style>
    <style:style style:name="T38" style:family="text">
      <style:text-properties style:font-name="Liberation Serif" fo:font-size="12pt" officeooo:rsid="001e3685" style:font-size-asian="12pt" style:font-size-complex="12pt"/>
    </style:style>
    <style:style style:name="T39" style:family="text">
      <style:text-properties style:font-name="Liberation Serif" fo:font-size="12pt" officeooo:rsid="002a44ef" style:font-size-asian="12pt" style:font-size-complex="12pt"/>
    </style:style>
    <style:style style:name="T40" style:family="text">
      <style:text-properties style:font-name="Liberation Serif" officeooo:rsid="00193847"/>
    </style:style>
    <style:style style:name="T41" style:family="text">
      <style:text-properties style:font-name="Liberation Serif" officeooo:rsid="002e7a0f"/>
    </style:style>
    <style:style style:name="T42" style:family="text">
      <style:text-properties officeooo:rsid="001d07cd"/>
    </style:style>
    <style:style style:name="T43" style:family="text">
      <style:text-properties fo:font-size="10pt" fo:font-style="normal" style:font-size-asian="10pt" style:font-style-asian="normal" style:font-size-complex="10pt" style:font-style-complex="normal"/>
    </style:style>
    <style:style style:name="T44" style:family="text">
      <style:text-properties fo:font-size="10pt" fo:font-style="normal" officeooo:rsid="001ddeed" style:font-size-asian="10pt" style:font-style-asian="normal" style:font-size-complex="10pt" style:font-style-complex="normal"/>
    </style:style>
    <style:style style:name="T45" style:family="text">
      <style:text-properties officeooo:rsid="00210036"/>
    </style:style>
    <style:style style:name="T46" style:family="text">
      <style:text-properties officeooo:rsid="0023d458"/>
    </style:style>
    <style:style style:name="T47" style:family="text">
      <style:text-properties officeooo:rsid="0025c654"/>
    </style:style>
    <style:style style:name="T48" style:family="text">
      <style:text-properties officeooo:rsid="0026f13f"/>
    </style:style>
    <style:style style:name="T49" style:family="text">
      <style:text-properties officeooo:rsid="0028b265"/>
    </style:style>
    <style:style style:name="T50" style:family="text">
      <style:text-properties officeooo:rsid="002a44ef"/>
    </style:style>
    <style:style style:name="T51" style:family="text">
      <style:text-properties officeooo:rsid="002bae4c"/>
    </style:style>
    <style:style style:name="T52" style:family="text">
      <style:text-properties officeooo:rsid="00305bf3"/>
    </style:style>
    <style:style style:name="T53" style:family="text">
      <style:text-properties officeooo:rsid="00368827"/>
    </style:style>
    <style:style style:name="T54" style:family="text">
      <style:text-properties officeooo:rsid="00369bda"/>
    </style:style>
    <style:style style:name="T55" style:family="text">
      <style:text-properties officeooo:rsid="0036ac63"/>
    </style:style>
    <style:style style:name="T56" style:family="text">
      <style:text-properties officeooo:rsid="0037550f"/>
    </style:style>
    <style:style style:name="T57" style:family="text">
      <style:text-properties officeooo:rsid="003a0d0d"/>
    </style:style>
    <style:style style:name="T58" style:family="text">
      <style:text-properties officeooo:rsid="003bc545"/>
    </style:style>
    <style:style style:name="T59" style:family="text">
      <style:text-properties officeooo:rsid="003d5c4f"/>
    </style:style>
    <style:style style:name="T60" style:family="text">
      <style:text-properties officeooo:rsid="003d8c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/><text:span text:style-name="T3">Boot </text:span><text:span text:style-name="T4">EndeavourOS on </text:span><text:span text:style-name="T3">Raspberry Pi 4b from USB device</text:span></text:p>
      <text:p text:style-name="P4"/>
      <text:p text:style-name="P36"><text:span text:style-name="T45">First I need to give credit where credit is due. <text:s/></text:span><text:a xlink:type="simple" xlink:href="https://gist.github.com/XSystem252/d274cd0af836a72ff42d590d59647928" text:style-name="Internet_20_link" text:visited-style-name="Visited_20_Internet_20_Link"><text:span text:style-name="T47">XSystem252 has a guide</text:span></text:a> <text:span text:style-name="T47">for Rpi 4b USB boot with BTRFS <text:s/>format, full encryption with <text:s/>SSH unlock </text:span><text:span text:style-name="T48">in the case of a</text:span><text:span text:style-name="T47"> headless SBC. <text:s/>His guide was </text:span><text:span text:style-name="T55">helpful in </text:span><text:span text:style-name="T47">the making of this guide. <text:s/>If you are interested in btrfs and/or encryption, give his site a visit.</text:span></text:p>
      <text:p text:style-name="P36"/>
      <text:p text:style-name="P37">This guide will <text:span text:style-name="T52">Install EndeavourOS and </text:span>set up the Raspberry Pi 4b for USB boot with ext4 format and no encryption. <text:s/>Be sure the USB 3 device supports booting from the device, and TRIM capabilities. <text:s/>A lot of the cheaper external USB 3 enclosures don’t have either capability. <text:s/><text:span text:style-name="T54">Ensure your </text:span><text:span text:style-name="T49">USB 3 enclosure ha</text:span><text:span text:style-name="T54">s</text:span><text:span text:style-name="T49"> UASP support. The UASP standard is pretty loose, especially with TRIM, but it’s better than nothing. <text:s/>USB 3 thumb drives usually work, but may not be the fastest flash memory. <text:s/>It is recommended to experiment with a USB 3 thumb drive, then once you are comfortable with the procedure, experiment with external SSDs.</text:span></text:p>
      <text:p text:style-name="P37"/>
      <text:p text:style-name="P5">The first thing that needs to be done, is update the EEPROM in the Raspberry Pi 4b. <text:s/>This only needs to be done once, then you are good to go. <text:s/>Raspberry Pi OS will be utilized to do this <text:span text:style-name="T49">EEPROM </text:span>upgrade. <text:s/>It is the official OS for RPi4, and the EEPROM update is now official and in their stable repository. <text:s/>This has to be the safest way to flash the EEPROM, but you still do this at your own risk.</text:p>
      <text:p text:style-name="P5"/>
      <text:p text:style-name="P54"><text:span text:style-name="T2">Install Raspberry Pi OS </text:span><text:span text:style-name="T5">Lite </text:span><text:span text:style-name="T2">on a </text:span><text:span text:style-name="T6">16 </text:span><text:span text:style-name="T2">GB or bigger micro SD card.</text:span></text:p>
      <text:p text:style-name="P6"/>
      <text:p text:style-name="P6"><text:span text:style-name="T9">In a Operational Linux computer, </text:span><text:span text:style-name="T14">in a internet browser </text:span><text:span text:style-name="T9">go to:</text:span></text:p>
      <text:p text:style-name="P4"><text:a xlink:type="simple" xlink:href="https://www.raspberrypi.org/software/operating-systems/#raspberry-pi-os-32-bit" text:style-name="Internet_20_link" text:visited-style-name="Visited_20_Internet_20_Link">https://www.raspberrypi.org/software/operating-systems/#raspberry-pi-os-32-bit</text:a></text:p>
      <text:p text:style-name="P7"><text:span text:style-name="T9">and click on the ‘</text:span>Raspberry Pi OS Lite’ <text:span text:style-name="T9">download button.</text:span></text:p>
      <text:p text:style-name="P7"/>
      <text:p text:style-name="P35"><text:span text:style-name="T55">U</text:span><text:span text:style-name="T9">sing a file manager, go to the Downloads directory. <text:s/>Then </text:span><text:span text:style-name="T55">right click </text:span><text:span text:style-name="T9">on the downloaded file, and use a</text:span><text:span text:style-name="T15">n</text:span><text:span text:style-name="T9"> Archive Manager to extract the image file. <text:s/></text:span><text:span text:style-name="T10">Use gnome-disks or your favorite ISO burner to install the image on </text:span><text:span text:style-name="T55">the</text:span><text:span text:style-name="T10"> micro SD card. <text:s/></text:span><text:span text:style-name="T11">When finished, i</text:span><text:span text:style-name="T10">nsert the micro SD card in the Raspberry Pi 4b and power it up. <text:s/></text:span><text:span text:style-name="T55">L</text:span><text:span text:style-name="T11">og in as username ‘ pi ‘ and password ‘ raspberry ‘. <text:s/>Update the image.</text:span></text:p>
      <text:p text:style-name="P8"/>
      <text:p text:style-name="P8">$ sudo apt update</text:p>
      <text:p text:style-name="P8">$ sudo apt full-upgrade</text:p>
      <text:p text:style-name="P8">$ sudo systemctl reboot</text:p>
      <text:p text:style-name="P8"/>
      <text:p text:style-name="P8">After reboot, <text:span text:style-name="T45">as user ‘ pi ' </text:span>edit the following config file using nano or vi</text:p>
      <text:p text:style-name="P8">$ sudo nano <text:span text:style-name="T12">/etc/default/rpi-eeprom-update</text:span></text:p>
      <text:p text:style-name="P24">change</text:p>
      <text:p text:style-name="P25"><text:span text:style-name="T46">From: <text:s/></text:span>FIRMWARE_RELEASE_STATUS=”critical”</text:p>
      <text:p text:style-name="P25">T<text:span text:style-name="T46">o</text:span>: <text:s text:c="5"/>FIRMWARE_RELEASE_STATUS=”stable”</text:p>
      <text:p text:style-name="P24">close file.</text:p>
      <text:p text:style-name="P24"/>
      <text:p text:style-name="P24">Update the firmware.</text:p>
      <text:p text:style-name="P8"><text:span text:style-name="T13">$ </text:span><text:span text:style-name="T12">sudo rpi-eeprom-update -d -a</text:span></text:p>
      <text:p text:style-name="P24"/>
      <text:p text:style-name="P26">The EEPROM is now updated. <text:s/>Raspberry Pi OS and the micro SD card it is on are no longer needed.</text:p>
      <text:p text:style-name="P26"/>
      <text:p text:style-name="P51"><text:soft-page-break/><text:span text:style-name="T2">Install EndeavourOS and your choice of a Desktop Manager</text:span></text:p>
      <text:p text:style-name="P26"/>
      <text:p text:style-name="P9"><text:span text:style-name="T15">Back in a working Linux Computer, </text:span><text:span text:style-name="T14">on a 16 GB or larger </text:span><text:span text:style-name="T15">u</text:span><text:span text:style-name="T14">SD card, </text:span><text:span text:style-name="T15">install EndeavourOS and a DE.</text:span></text:p>
      <text:p text:style-name="P21">You can re-use the micro SD card that Raspberry Pi OS was installed on if you want.</text:p>
      <text:p text:style-name="P9"/>
      <text:p text:style-name="P9"><text:span text:style-name="T15">Go to </text:span><text:a xlink:type="simple" xlink:href="https://github.com/endeavouros-arm/image-install" text:style-name="Internet_20_link" text:visited-style-name="Visited_20_Internet_20_Link"><text:span text:style-name="T15">https://github.com/endeavouros-arm/image-install</text:span></text:a></text:p>
      <text:p text:style-name="P9"><text:span text:style-name="T15">and follow the instructions to install an Archlinux Arm base install on a Raspberry Pi 4b.</text:span></text:p>
      <text:p text:style-name="P10"/>
      <text:p text:style-name="P10">After the Archlinux 64 bit base install, insert the <text:span text:style-name="T56">u</text:span>SD card into the Raspberry Pi 4b and <text:span text:style-name="T56">boot it </text:span>up.</text:p>
      <text:p text:style-name="P9"><text:span text:style-name="T15">Go to <text:s/></text:span><text:a xlink:type="simple" xlink:href="https://github.com/endeavouros-arm/manuals/blob/master/EOS-desktop-instructions.pdf" text:style-name="Internet_20_link" text:visited-style-name="Visited_20_Internet_20_Link"><text:span text:style-name="T16">https://github.com/endeavouros-arm/manuals/blob/master/EOS-desktop-instructions.pdf</text:span></text:a></text:p>
      <text:p text:style-name="P9"/>
      <text:p text:style-name="P11">Click on ‘Download’ and the instructions will be displayed in a browser image viewer where the instructions can then be printed or saved as .pdf <text:s/>You can skip to page 5, <text:s/>follow the instructions to install EndeavourOS with your choice of DE.</text:p>
      <text:p text:style-name="P11"/>
      <text:p text:style-name="P53">Prepare to transfer the uSD OS to the USB 3 device.</text:p>
      <text:p text:style-name="P11"/>
      <text:p text:style-name="P58">You should now be <text:span text:style-name="T50">in </text:span>your Raspberry Pi 4b with a working EndeavourOS <text:span text:style-name="T56">and</text:span> your favorite DE.</text:p>
      <text:p text:style-name="P58">First, install some necessary packages for the USB install. <text:s/>In a terminal window,</text:p>
      <text:p text:style-name="P39"/>
      <text:p text:style-name="P38">$ sudo pacman -S <text:s/>rsync <text:span text:style-name="T20">uboot-tools mkinitcpio-utils</text:span></text:p>
      <text:p text:style-name="P13"><text:span text:style-name="T22"/></text:p>
      <text:p text:style-name="P13"><text:span text:style-name="T22">T</text:span><text:span text:style-name="T21">he current </text:span><text:span text:style-name="T26">uboot-raspberrypi</text:span><text:span text:style-name="T21"> bootloader does not support USB booting. <text:s/>We </text:span><text:span text:style-name="T26">will use</text:span><text:span text:style-name="T21"> a release candidate version which does support it. <text:s/>Go to </text:span></text:p>
      <text:p text:style-name="P12"><text:a xlink:type="simple" xlink:href="https://downgit.github.io/" text:style-name="Internet_20_link" text:visited-style-name="Visited_20_Internet_20_Link"><text:span text:style-name="T23">https://downgit.github.io/</text:span></text:a></text:p>
      <text:p text:style-name="P27">Enter the following URL</text:p>
      <text:p text:style-name="P14"><text:a xlink:type="simple" xlink:href="https://github.com/archlinuxarm/PKGBUILDs/tree/master/alarm/uboot-raspberrypi" text:style-name="Internet_20_link" text:visited-style-name="Visited_20_Internet_20_Link"><text:span text:style-name="T35">https://github.com/archlinuxarm/PKGBUILDs/tree/master/alarm/uboot-raspberrypi</text:span></text:a></text:p>
      <text:p text:style-name="P27">Then click download. <text:s/>The uboot-raspberrypi zip archive will be downloaded for you.</text:p>
      <text:p text:style-name="P63"><text:span text:style-name="T21"/></text:p>
      <text:p text:style-name="P63"><text:span text:style-name="T21">In a file manager, create a temporary directory, such as ~/Temp and then move </text:span><text:span text:style-name="T25">the </text:span><text:span text:style-name="T21">zip archive to that directory. </text:span><text:span text:style-name="T26">Right click on the zip file, </text:span><text:span text:style-name="T21"><text:s/></text:span><text:span text:style-name="T26">u</text:span><text:span text:style-name="T21">se Archive Manager to extract the files into ~/Temp </text:span></text:p>
      <text:p text:style-name="P63"><text:span text:style-name="T21"/></text:p>
      <text:p text:style-name="P64"><text:span text:style-name="T21">In a terminal window, cd to the ~/Temp/uboot-raspberrypi directory and as user (don’t use root</text:span><text:span text:style-name="T26">)</text:span></text:p>
      <text:p text:style-name="P64"><text:span text:style-name="T21">Use vi or nano</text:span></text:p>
      <text:p text:style-name="P27">$ <text:s/>nano PKGBUILD</text:p>
      <text:p text:style-name="P28">change</text:p>
      <text:p text:style-name="P28">pkgver <text:s/>FROM ‘2020.07’ TO ‘ 2020.10rc2 ‘</text:p>
      <text:p text:style-name="P28"/>
      <text:p text:style-name="P28">change the first md5sum value from</text:p>
      <text:p text:style-name="P15"><text:span text:style-name="Source_20_Text"><text:span text:style-name="T37">86e51eeccd15e658ad1df943a0edf622 TO </text:span></text:span><text:span text:style-name="Source_20_Text"><text:span text:style-name="T36">bae5280c7ce49961c3722fa9019535bf</text:span></text:span></text:p>
      <text:p text:style-name="P15"><text:span text:style-name="Source_20_Text"><text:span text:style-name="T37"/></text:span></text:p>
      <text:p text:style-name="P15"><text:span text:style-name="Source_20_Text"><text:span text:style-name="T37">Close nano</text:span></text:span></text:p>
      <text:p text:style-name="P15"><text:span text:style-name="Source_20_Text"><text:span text:style-name="T37">Make sure you are in the PKGBUILD’s directory. <text:s/></text:span></text:span><text:span text:style-name="Source_20_Text"><text:span text:style-name="T39">Again, as user</text:span></text:span></text:p>
      <text:p text:style-name="P15"><text:span text:style-name="Source_20_Text"><text:span text:style-name="T37">$ makepkg -s <text:s text:c="19"/>(this will build the package but NOT install it)</text:span></text:span></text:p>
      <text:p text:style-name="P15"><text:span text:style-name="Source_20_Text"><text:span text:style-name="T37"/></text:span></text:p>
      <text:p text:style-name="P15"><text:span text:style-name="Source_20_Text"><text:span text:style-name="T37"/></text:span></text:p>
      <text:p text:style-name="P15"><text:soft-page-break/><text:span text:style-name="Source_20_Text"><text:span text:style-name="T37">Now we change from the old bootloader to the r</text:span></text:span><text:span text:style-name="Source_20_Text"><text:span text:style-name="T38">elease </text:span></text:span><text:span text:style-name="Source_20_Text"><text:span text:style-name="T37">c</text:span></text:span><text:span text:style-name="Source_20_Text"><text:span text:style-name="T38">andidate</text:span></text:span><text:span text:style-name="Source_20_Text"><text:span text:style-name="T37"> bootloader</text:span></text:span></text:p>
      <text:p text:style-name="P15"><text:span text:style-name="Source_20_Text"><text:span text:style-name="T37">$ sudo pacman -</text:span></text:span><text:span text:style-name="Source_20_Text"><text:span text:style-name="T17">R uboot-raspberrypi</text:span></text:span></text:p>
      <text:p text:style-name="P15"><text:span text:style-name="Source_20_Text"><text:span text:style-name="T17">$ sudo pacman -U uboot-raspberrypi-</text:span></text:span><text:span text:style-name="Source_20_Text"><text:span text:style-name="T18">2020.10rc2-2aarch64.pkg.tar.xz</text:span></text:span></text:p>
      <text:p text:style-name="P59"><text:span text:style-name="Source_20_Text"><text:span text:style-name="T18">$ sudo systemctl reboot</text:span></text:span></text:p>
      <text:p text:style-name="P59"><text:span text:style-name="Source_20_Text"><text:span text:style-name="T18"/></text:span></text:p>
      <text:p text:style-name="P60"><text:span text:style-name="Source_20_Text"><text:span text:style-name="T19">Edit the mkinitcpio.conf file</text:span></text:span></text:p>
      <text:p text:style-name="P27"/>
      <text:p text:style-name="P29">Use vi or nano to edit</text:p>
      <text:p text:style-name="P29">$ sudo nano /etc/mkinitcpio.conf</text:p>
      <text:p text:style-name="P16"><text:span text:style-name="T21">In the M</text:span><text:span text:style-name="T24">ODULES</text:span><text:span text:style-name="T21"> section, add two modules ‘ </text:span><text:span text:style-name="T24">pcie_brcmstb ‘ and ‘ broadcom ‘. <text:s/>It should look like this</text:span></text:p>
      <text:p text:style-name="P30">MODULES=(pcie_brcmstb broadcom) <text:s text:c="3"/>plus any modules that were already there if any.</text:p>
      <text:p text:style-name="P30">close nano and rebuild initramfs</text:p>
      <text:p text:style-name="P30"/>
      <text:p text:style-name="P30">$ sudo mkinitcpio -P <text:s text:c="5"/>( may see ‘ Possibly missing firmware ‘ warnings, ignore them)</text:p>
      <text:p text:style-name="P41">$ sudo systemctl reboot</text:p>
      <text:p text:style-name="P29"/>
      <text:p text:style-name="P29">All the preparations are complete. <text:s/>N<text:span text:style-name="T51">ext is</text:span> to copy our EndeavourOS install to the USB device.</text:p>
      <text:p text:style-name="P29"/>
      <text:p text:style-name="P53">Prepare the USB 3 device to receive EndeavourOS</text:p>
      <text:p text:style-name="P31"/>
      <text:p text:style-name="P31"><text:span text:style-name="T53">P</text:span>repare the USB <text:span text:style-name="T51">device </text:span>by partitioning, and formatting it. <text:s/>There are several ways to accomplish this. <text:s/>I prefer Gparted. <text:s/><text:span text:style-name="T40">Click on "GParted" tab and select the USB SD READER (ensure the right device is selected) <text:s/>Note the Device Name of the SD READER, such as /dev/sd</text:span><text:span text:style-name="T41">a</text:span><text:span text:style-name="T40">. <text:s text:c="2"/>Write this down.</text:span></text:p>
      <text:p text:style-name="P17"/>
      <text:p text:style-name="P17">Click on "Device" tab, and create a msdos Partition Table.</text:p>
      <text:p text:style-name="P19"><text:s text:c="6"/>If an existing partition is mounted, this will fail. Highlight the partition with the key symbol,</text:p>
      <text:p text:style-name="P19"><text:s text:c="6"/>right click on it, select “unmount” then try again.</text:p>
      <text:p text:style-name="P17"><text:s/>Click on "Partition" tab, then new</text:p>
      <text:p text:style-name="P17"><text:s text:c="4"/>Free Space preceding MiB: <text:span text:style-name="T51">4 </text:span><text:s text:c="19"/>Create as: Primary Partition</text:p>
      <text:p text:style-name="P17"><text:s text:c="4"/>New Size MiB: <text:span text:style-name="T42">2</text:span>50 <text:s text:c="34"/>Partition name:</text:p>
      <text:p text:style-name="P17"><text:s text:c="4"/>Free Space following (MiB): XXXX <text:s text:c="7"/>File System: fat32</text:p>
      <text:p text:style-name="P17"><text:s text:c="4"/>Align to: MiB <text:s text:c="44"/>Label: BOOT</text:p>
      <text:p text:style-name="P17">Create a second partition</text:p>
      <text:p text:style-name="P17"><text:s text:c="4"/>Free Space preceding MiB: 0 <text:s text:c="20"/>Create as: Primary Partition</text:p>
      <text:p text:style-name="P17"><text:s text:c="4"/>New Size MiB: XXXXXX <text:s text:c="24"/>Partition name:</text:p>
      <text:p text:style-name="P18"><text:s text:c="4"/>Free Space following (MiB): 0 <text:s text:c="18"/>File System: ext4</text:p>
      <text:p text:style-name="P18"><text:s text:c="4"/>Align to: MiB <text:s text:c="45"/>Label: ROOT</text:p>
      <text:p text:style-name="P18">Apply All Operations</text:p>
      <text:p text:style-name="P18">Close GParted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2"><text:soft-page-break/>Transfer EndeavourOS to the USB 3 device.</text:p>
      <text:p text:style-name="P20"/>
      <text:p text:style-name="P21"><text:span text:style-name="T21">In a terminal windo</text:span><text:span text:style-name="T25">w</text:span><text:span text:style-name="T21">, create a new folder in your home directory</text:span></text:p>
      <text:p text:style-name="P32">$ mkdir ~/rpi4-copy</text:p>
      <text:p text:style-name="P32">$ cd ~/rpi4-copy</text:p>
      <text:p text:style-name="P32">$ mkdir usb-boot usb-root</text:p>
      <text:p text:style-name="P21"><text:span text:style-name="T21">$ lsblk -f <text:s text:c="32"/>(to identify the device name of the USB, such as </text:span><text:span text:style-name="T27">/dev/sda)</text:span></text:p>
      <text:p text:style-name="P33">$ sudo mount /dev/sda1 usb-boot</text:p>
      <text:p text:style-name="P33">$ sudo mount /dev/sda2 usb-root</text:p>
      <text:p text:style-name="P33"/>
      <text:p text:style-name="P33"><text:span text:style-name="T53">T</text:span>o copy the system to the USB 3 device.</text:p>
      <text:p text:style-name="P21"><text:span text:style-name="T27">$ sudo rsync </text:span><text:span text:style-name="T7">-</text:span><text:span text:style-name="T43"> </text:span><text:span text:style-name="T7">-</text:span><text:span text:style-name="T27">info=progress2 -</text:span><text:span text:style-name="T28">axHAX /boot/ usb-boot/ <text:s text:c="3"/>( the slashes are important as is)</text:span></text:p>
      <text:p text:style-name="P22"><text:span text:style-name="T27">$ <text:s/></text:span><text:span text:style-name="T29">sudo rsync </text:span><text:span text:style-name="T8">-</text:span><text:span text:style-name="T44"> </text:span><text:span text:style-name="T8">-</text:span><text:span text:style-name="T29">info=progress2 -</text:span><text:span text:style-name="T27">axHAX / <text:s/>usb-</text:span><text:span text:style-name="T30">r</text:span><text:span text:style-name="T27">oot/ <text:s text:c="10"/>( this </text:span><text:span text:style-name="T31">will</text:span><text:span text:style-name="T27"> take </text:span><text:span text:style-name="T31">approx 5 min</text:span><text:span text:style-name="T27">)</text:span></text:p>
      <text:p text:style-name="P34">$ sudo sync</text:p>
      <text:p text:style-name="P34"/>
      <text:p text:style-name="P34">Use vi or nano to edit /etc/fstab</text:p>
      <text:p text:style-name="P34">$ sudo nano usb-root/etc/fstab</text:p>
      <text:p text:style-name="P34">comment out existing dev/mmcblk1p1 line</text:p>
      <text:p text:style-name="P34"># /dev/mmcblk1p1 <text:s/>/boot <text:s/>vfat <text:s/>defaults <text:s/>0 <text:s/>0</text:p>
      <text:p text:style-name="P34">create new entry</text:p>
      <text:p text:style-name="P34">/dev/sda1 <text:s text:c="15"/>/boot <text:s/>vfat <text:s/>defaults <text:s/>0 <text:s text:c="2"/>0</text:p>
      <text:p text:style-name="P34">close nano</text:p>
      <text:p text:style-name="P34"/>
      <text:p text:style-name="P34">$ sudo umount usb-boot usb-root</text:p>
      <text:p text:style-name="P46">Shutdown the system, remove the micro SD card, and boot into the USB device.</text:p>
      <text:p text:style-name="P46"/>
      <text:p text:style-name="P47">You should be running EndeavourOS from the USB device.</text:p>
      <text:p text:style-name="P47"/>
      <text:p text:style-name="P47">This process wipes out the /boot/config.txt file. <text:s/>EndeavourOS provides a /boot/config.txt.bkup file.</text:p>
      <text:p text:style-name="P47">In a terminal window, sudo cp /boot/config.txt.bkup <text:s/>boot/config.txt <text:s/><text:span text:style-name="T59">to restore recommended config.</text:span></text:p>
      <text:p text:style-name="P45"/>
      <text:p text:style-name="P48"><text:span text:style-name="T59">If you have a very good cooling solution, and want to overclock at your own risk,</text:span></text:p>
      <text:p text:style-name="P48">In the config.txt file, there are three lines that are used for overclocking which are commented out.</text:p>
      <text:p text:style-name="P68"><text:span text:style-name="T32"># over_voltage=5 <text:s text:c="6"/></text:span>(<text:span text:style-name="T58">6 is absolute max <text:s/>- </text:span>each point accounts for around .05 more volts)</text:p>
      <text:p text:style-name="P69"># arm_freq=2000 <text:s text:c="6"/>( Mhz <text:s text:c="3"/>2147 is max cpu freq)</text:p>
      <text:p text:style-name="P69"># gpu_freq=750 <text:s text:c="8"/>( Mhz <text:s text:c="2"/>this is max gpu freq)) </text:p>
      <text:p text:style-name="P69"/>
      <text:p text:style-name="P70">These are the settings I use. <text:s/>Over_voltage and arm_freq are not max, but let’s not get greedy. <text:s/>For me, these settings seem to be stable over the long haul. <text:s/><text:span text:style-name="T60">Doesn’t matter how fast it is if it isn’t stable.</text:span></text:p>
      <text:p text:style-name="P70"/>
      <text:p text:style-name="P45">Save the micro SD card and use it as a seed. <text:s/>If your first install was a USB 3 thumb drive and you <text:span text:style-name="T57">now </text:span>want to install an external SSD <text:span text:style-name="T54">instead</text:span>. <text:s/><text:span text:style-name="T54">Remove the USB thumb drive. <text:s/>P</text:span>ut the micro SD card in the Rpi 4, hook up the USB external SSD, and boot. <text:s/>Go to the section</text:p>
      <text:p text:style-name="P52"><text:span text:style-name="T21">Prepare the USB 3 device to receive EndeavourOS</text:span></text:p>
      <text:p text:style-name="P67"><text:span text:style-name="T34">where the external device is partitioned and formatted </text:span><text:span text:style-name="T33">and continue through page 4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0pt" officeooo:rsid="004a81e7" officeooo:paragraph-rsid="00210036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Arial" fo:font-size="7pt" officeooo:rsid="004a81e7" officeooo:paragraph-rsid="00210036" style:font-size-asian="7pt" style:font-size-complex="7pt"/>
    </style:style>
    <style:style style:name="MT1" style:family="text">
      <style:text-properties officeooo:rsid="006f9af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</text:span>age <text:page-number text:select-page="current">3</text:page-number><text:s/>of <text:page-count>4</text:page-count><text:span text:style-name="MT1"><text:s/></text:span></text:p>
        <text:p text:style-name="MP2"><text:file-name text:display="name-and-extension">RPi4-USB-install.odt</text:file-n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1T21:37:13.695864839</meta:creation-date>
    <dc:date>2020-12-26T18:30:51.234470062</dc:date>
    <meta:editing-duration>PT2H27M38S</meta:editing-duration>
    <meta:editing-cycles>7</meta:editing-cycles>
    <meta:generator>LibreOffice/7.0.4.2$Linux_AARCH64 LibreOffice_project/00$Build-2</meta:generator>
    <meta:print-date>2020-12-24T15:58:11.916830671</meta:print-date>
    <meta:document-statistic meta:table-count="0" meta:image-count="0" meta:object-count="0" meta:page-count="4" meta:paragraph-count="114" meta:word-count="1387" meta:character-count="8595" meta:non-whitespace-character-count="6879"/>
  </office:meta>
</office:document-meta>
</file>